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標準" style:font-family-generic="modern" style:font-pitch="fixed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5" svg:font-family="'Courier New'" style:font-family-generic="modern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標準" style:font-family-generic="modern" style:font-pitch="variable"/>
    <style:font-face style:name="FreeSans4" svg:font-family="FreeSans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102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_5f_-title">
      <style:graphic-properties fo:min-height="2.413cm"/>
    </style:style>
    <style:style style:name="pr7" style:family="presentation" style:parent-style-name="Midnightblue_5f_-outline1">
      <style:graphic-properties fo:min-height="11.929cm"/>
    </style:style>
    <style:style style:name="pr8" style:family="presentation" style:parent-style-name="Midnightblue_5f_-notes">
      <style:graphic-properties draw:fill-color="#ffffff" fo:min-height="12.572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6.3999996185303pt"/>
    </style:style>
    <style:style style:name="P5" style:family="paragraph">
      <style:text-properties fo:font-size="40pt" style:font-size-asian="36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Courier New2" fo:font-weight="normal" style:font-weight-asian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40pt" style:font-size-asian="36pt" style:font-size-complex="40pt"/>
    </style:style>
    <style:style style:name="T3" style:family="text">
      <style:text-properties style:font-name="Courier New2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Courier New2" fo:font-size="28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 New2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36pt" style:font-size-asian="32pt" style:font-size-complex="36pt"/>
    </style:style>
    <style:style style:name="T7" style:family="text">
      <style:text-properties style:font-name="Courier New2" fo:font-size="26pt" fo:font-weight="normal" style:font-size-asian="24pt" style:font-weight-asian="normal" style:font-size-complex="26pt" style:font-weight-complex="normal"/>
    </style:style>
    <style:style style:name="T8" style:family="text">
      <style:text-properties style:font-name="Courier New2" fo:font-weight="normal" style:font-weight-asian="normal" style:font-weight-complex="normal"/>
    </style:style>
    <style:style style:name="T9" style:family="text">
      <style:text-properties style:font-name="Courier New2" fo:font-size="44pt" fo:font-weight="normal" style:font-size-asian="40pt" style:font-weight-asian="normal" style:font-size-complex="44pt" style:font-weight-complex="normal"/>
    </style:style>
    <style:style style:name="T10" style:family="text">
      <style:text-properties fo:color="#00ccff" style:font-name="Courier New2" fo:font-size="44pt" fo:font-weight="normal" style:font-size-asian="40pt" style:font-weight-asian="normal" style:font-size-complex="44pt" style:font-weight-complex="normal"/>
    </style:style>
    <style:style style:name="T11" style:family="text">
      <style:text-properties style:font-name="Courier New2" fo:font-size="36pt" fo:font-weight="normal" style:font-size-asian="32pt" style:font-weight-asian="normal" style:font-size-complex="36pt" style:font-weight-complex="normal"/>
    </style:style>
    <style:style style:name="T12" style:family="text">
      <style:text-properties fo:color="#00ccff" style:font-name="Courier New2" fo:font-size="36pt" fo:font-weight="normal" style:font-size-asian="32pt" style:font-weight-asian="normal" style:font-size-complex="36pt" style:font-weight-complex="normal"/>
    </style:style>
    <style:style style:name="T13" style:family="text">
      <style:text-properties fo:color="#00ccff" style:font-name="Courier New2" fo:font-weight="normal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2" fo:font-size="15pt" fo:letter-spacing="normal" fo:font-style="normal" style:text-underline-style="none" fo:font-weight="normal" style:font-size-asian="15pt" style:font-style-asian="normal" style:font-weight-asian="normal" style:font-name-complex="Courier New2" style:font-size-complex="15pt" style:font-style-complex="normal" style:font-weight-complex="normal"/>
    </style:style>
    <style:style style:name="T15" style:family="text">
      <style:text-properties fo:font-variant="normal" fo:text-transform="none" fo:color="#0070c0" style:text-line-through-style="none" style:text-line-through-type="none" style:text-position="0% 100%" style:font-name="Courier New2" fo:font-size="15pt" fo:letter-spacing="normal" fo:font-style="normal" style:text-underline-style="none" fo:font-weight="normal" style:font-size-asian="15pt" style:font-style-asian="normal" style:font-weight-asian="normal" style:font-name-complex="Courier New2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2" fo:font-size="16pt" fo:letter-spacing="normal" fo:font-style="normal" style:text-underline-style="none" fo:font-weight="normal" style:font-size-asian="16pt" style:font-style-asian="normal" style:font-weight-asian="normal" style:font-name-complex="Courier New2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Lambdas expressions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</text:p>
                <text:list>
                  <text:list-item>
                    <text:p>Unit of code that defines a processing with some input and output</text:p>
                  </text:list-item>
                </text:list>
              </text:list-item>
              <text:list-item>
                <text:p>Before Java 8, it was impossible to</text:p>
                <text:list>
                  <text:list-item>
                    <text:p>define them outside a class</text:p>
                  </text:list-item>
                  <text:list-item>
                    <text:p>pass them as function 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 useful programming technique</text:p>
          </draw:text-box>
        </draw:frame>
        <draw:frame presentation:style-name="pr4" draw:text-style-name="P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Easily modify code behavior only by </text:span><text:span text:style-name="T2">changing its arguments</text:span></text:p>
                <text:p/>
                <text:p><text:span text:style-name="T3">double myMethod(KindOfProcessing definableProcessing, </text:span><text:span text:style-name="T3">Other parameters…) {</text:span></text:p>
                <text:p><text:span text:style-name="T3"><text:s text:c="4"/></text:span><text:span text:style-name="T3">//…</text:span></text:p>
              </text:list-item>
              <text:list-item>
                <text:p><text:span text:style-name="T4"><text:s text:c="4"/></text:span><text:span text:style-name="T4">double someResult = </text:span><text:span text:style-name="T3">definableProcessing.apply(a, </text:span><text:span text:style-name="T3">b);</text:span></text:p>
                <text:p><text:span text:style-name="T3"><text:s text:c="4"/></text:span><text:span text:style-name="T3">//…</text:span></text:p>
                <text:p><text:span text:style-name="T3"><text:s text:c="4"/></text:span><text:span text:style-name="T3">return finalResult;</text:span></text:p>
                <text:p><text:span text:style-name="T3">}</text:span></text:p>
                <text:p><text:span text:style-name="T5"/></text:p>
                <text:p><text:span text:style-name="T3">double val1 = myMethod((a, b) -&gt; (a+b)/2, Other </text:span><text:span text:style-name="T3">parameters);</text:span></text:p>
                <text:p><text:span text:style-name="T3">double val2 = myMethod((a, b) -&gt; Math.abs(a-b), Other </text:span><text:span text:style-name="T3">parameters);</text:span></text:p>
                <text:p/>
              </text:list-item>
              <text:list-item>
                <text:p><text:span text:style-name="T2">Lambdas</text:span></text:p>
                <text:list>
                  <text:list-item>
                    <text:p><text:span text:style-name="T6">Function hold by reference (thus passable as </text:span><text:span text:style-name="T6">argument)</text:span></text:p>
                  </text:list-item>
                  <text:list-item>
                    <text:p><text:span text:style-name="T6">Anonymous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unctional interface w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mbdas: Function (Unit of processing)</text:p>
                <text:list>
                  <text:list-item>
                    <text:p>Signature</text:p>
                    <text:list>
                      <text:list-item>
                        <text:p>Inputs</text:p>
                      </text:list-item>
                      <text:list-item>
                        <text:p>Output</text:p>
                      </text:list-item>
                      <text:list-item>
                        <text:p>Name</text:p>
                      </text:list-item>
                    </text:list>
                  </text:list-item>
                  <text:list-item>
                    <text:p>Some code</text:p>
                  </text:list-item>
                </text:list>
              </text:list-item>
              <text:list-item>
                <text:p>Functional interface defines lambdas signatu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Functional interface how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interface</text:p>
                <text:list>
                  <text:list-item>
                    <text:p>Only one abstract method</text:p>
                  </text:list-item>
                  <text:list-item>
                    <text:p>Optionally some default/static methods</text:p>
                  </text:list-item>
                </text:list>
              </text:list-item>
              <text:list-item>
                <text:p>Lambda signature = functional interface method signature</text:p>
                <text:p/>
                <text:p><text:span text:style-name="T7">@FunctionalInterface</text:span></text:p>
                <text:p><text:span text:style-name="T7">interface MyFunctionalInterface {</text:span></text:p>
                <text:p><text:span text:style-name="T7"><text:s text:c="4"/></text:span><text:span text:style-name="T7">ReturnType doProcess(ParameterType param, …);</text:span></text:p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Functional Interface annot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@FunctionalInterface</text:span></text:p>
                <text:p/>
              </text:list-item>
              <text:list-item>
                <text:p>Communicate the intent</text:p>
                <text:p/>
              </text:list-item>
              <text:list-item>
                <text:p>Allow compiler check</text:p>
                <text:list>
                  <text:list-item>
                    <text:p>Usable with lamb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ill plain old Java</text:p>
          </draw:text-box>
        </draw:frame>
        <draw:frame presentation:style-name="pr7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9">@FunctionalInterface</text:span></text:p>
                <text:p><text:span text:style-name="T9">interface StatisticInfo {</text:span></text:p>
                <text:p><text:span text:style-name="T9"><text:s text:c="4"/></text:span><text:span text:style-name="T9">double compute(double a, double b);</text:span></text:p>
                <text:p><text:span text:style-name="T9">}</text:span></text:p>
                <text:p><text:span text:style-name="T8"/></text:p>
                <text:p><text:span text:style-name="T10">class Mean extends StatisticInfo {</text:span></text:p>
                <text:p><text:span text:style-name="T10"><text:s text:c="4"/></text:span><text:span text:style-name="T10">double compute(double a, double b) {</text:span></text:p>
                <text:p><text:span text:style-name="T10"><text:s text:c="8"/></text:span><text:span text:style-name="T10">return (a+b)/2;</text:span></text:p>
                <text:p><text:span text:style-name="T10"><text:s text:c="4"/></text:span><text:span text:style-name="T10">}</text:span></text:p>
                <text:p><text:span text:style-name="T10">}</text:span></text:p>
                <text:p><text:span text:style-name="T8"/></text:p>
                <text:p><text:span text:style-name="T9">static void main(String[] args) {</text:span></text:p>
                <text:p><text:span text:style-name="T9"><text:s text:c="4"/></text:span><text:span text:style-name="T9">double a = Double.parseDouble(args[1]);</text:span></text:p>
                <text:p><text:span text:style-name="T9"><text:s text:c="4"/></text:span><text:span text:style-name="T9">double b = Double.parseDouble(args[2]);</text:span></text:p>
                <text:p><text:span text:style-name="T8"/></text:p>
                <text:p><text:span text:style-name="T9"><text:s text:c="4"/></text:span><text:span text:style-name="T10">StatisticInfo mean = new Mean();</text:span></text:p>
                <text:p><text:span text:style-name="T10"><text:s text:c="4"/></text:span><text:span text:style-name="T10">displayStatisticInfo(a, b, mean);</text:span></text:p>
                <text:p><text:span text:style-name="T9">}</text:span></text:p>
                <text:p><text:span text:style-name="T8"/></text:p>
                <text:p><text:span text:style-name="T9">void displayStatisticInfo(double a, double b, StatisticInfo statisticInfo) {</text:span></text:p>
                <text:p><text:span text:style-name="T9"><text:s text:c="4"/></text:span><text:span text:style-name="T9">double val = statisticInfo.compute(a, b);</text:span></text:p>
                <text:p><text:span text:style-name="T9"><text:s text:c="4"/></text:span><text:span text:style-name="T9">System.out.println(val);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nonymous class</text:p>
          </draw:text-box>
        </draw:frame>
        <draw:frame presentation:style-name="pr7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1">@FunctionalInterface</text:span></text:p>
                <text:p><text:span text:style-name="T11">interface StatisticInfo {</text:span></text:p>
                <text:p><text:span text:style-name="T11"><text:s text:c="4"/></text:span><text:span text:style-name="T11">double compute(double a, double b);</text:span></text:p>
                <text:p><text:span text:style-name="T11">}</text:span></text:p>
                <text:p><text:span text:style-name="T8"/></text:p>
                <text:p><text:span text:style-name="T11">static void main(String[] args) {</text:span></text:p>
                <text:p><text:span text:style-name="T11"><text:s text:c="4"/></text:span><text:span text:style-name="T11">double a = Double.parseDouble(args[1]);</text:span></text:p>
                <text:p><text:span text:style-name="T11"><text:s text:c="4"/></text:span><text:span text:style-name="T11">double b = Double.parseDouble(args[2]);</text:span></text:p>
                <text:p><text:span text:style-name="T8"/></text:p>
                <text:p><text:span text:style-name="T11"><text:s text:c="4"/></text:span><text:span text:style-name="T12">displayStatisticInfo(a, b, new StatisticInfo() {</text:span></text:p>
                <text:p><text:span text:style-name="T12"><text:s text:c="8"/></text:span><text:span text:style-name="T12">double compute(double a, double b) {</text:span></text:p>
                <text:p><text:span text:style-name="T12"><text:s text:c="12"/></text:span><text:span text:style-name="T12">return (a+b)/2;</text:span></text:p>
                <text:p><text:span text:style-name="T12"><text:s text:c="8"/></text:span><text:span text:style-name="T12">}</text:span></text:p>
                <text:p><text:span text:style-name="T12"><text:s text:c="4"/></text:span><text:span text:style-name="T12">});</text:span></text:p>
                <text:p><text:span text:style-name="T11">}</text:span></text:p>
                <text:p><text:span text:style-name="T8"/></text:p>
                <text:p><text:span text:style-name="T11">void displayStatisticInfo(double a, double b, StatisticInfo statisticInfo) {</text:span></text:p>
                <text:p><text:span text:style-name="T11"><text:s text:c="4"/></text:span><text:span text:style-name="T11">double val = statisticInfo.compute(a, b);</text:span></text:p>
                <text:p><text:span text:style-name="T11"><text:s text:c="4"/></text:span><text:span text:style-name="T11">System.out.println(val);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ambdas</text:p>
          </draw:text-box>
        </draw:frame>
        <draw:frame presentation:style-name="pr7" draw:text-style-name="P7" draw:layer="layout" svg:width="27.178cm" svg:height="15.152cm" svg:x="0.508cm" svg:y="4.914cm" presentation:class="outline" presentation:user-transformed="true">
          <draw:text-box>
            <text:list text:style-name="L2">
              <text:list-header>
                <text:p><text:span text:style-name="T8">@FunctionalInterface</text:span></text:p>
                <text:p><text:span text:style-name="T8">interface StatisticInfo {</text:span></text:p>
                <text:p><text:span text:style-name="T8"><text:s text:c="4"/></text:span><text:span text:style-name="T8">double compute(double a, double b);</text:span></text:p>
                <text:p><text:span text:style-name="T8">}</text:span></text:p>
                <text:p><text:span text:style-name="T8"/></text:p>
                <text:p><text:span text:style-name="T8">static void main(String[] args) {</text:span></text:p>
                <text:p><text:span text:style-name="T8"><text:s text:c="4"/></text:span><text:span text:style-name="T8">double a = Double.parseDouble(args[1]);</text:span></text:p>
                <text:p><text:span text:style-name="T8"><text:s text:c="4"/></text:span><text:span text:style-name="T8">double b = Double.parseDouble(args[2]);</text:span></text:p>
                <text:p><text:span text:style-name="T8"/></text:p>
                <text:p><text:span text:style-name="T8"><text:s text:c="4"/></text:span><text:span text:style-name="T13">displayStatisticInfo(a, b, (a, b) -&gt; (a+b)/2);</text:span></text:p>
                <text:p><text:span text:style-name="T8">}</text:span></text:p>
                <text:p><text:span text:style-name="T8"/></text:p>
                <text:p><text:span text:style-name="T8">void displayStatisticInfo(double a, double b, StatisticInfo statisticInfo) {</text:span></text:p>
                <text:p><text:span text:style-name="T8"><text:s text:c="4"/></text:span><text:span text:style-name="T8">double val = statisticInfo.compute(a, b);</text:span></text:p>
                <text:p><text:span text:style-name="T8"><text:s text:c="4"/></text:span><text:span text:style-name="T8">System.out.println(val);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ambdas advantages</text:p>
          </draw:text-box>
        </draw:frame>
        <draw:frame presentation:style-name="pr7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Enhance readability</text:p>
                <text:list>
                  <text:list-item>
                    <text:p>More focus on intent</text:p>
                    <text:list>
                      <text:list-item>
                        <text:p>Less boilerplate code</text:p>
                      </text:list-item>
                    </text:list>
                  </text:list-item>
                  <text:list-item>
                    <text:p>Facilitate functional programming style</text:p>
                  </text:list-item>
                  <text:list-item>
                    <text:p>Syntactic shortcut (sugar) for anonymous class</text:p>
                  </text:list-item>
                </text:list>
                <text:p/>
              </text:list-item>
              <text:list-item>
                <text:p>Lambdas</text:p>
                <text:list>
                  <text:list-item>
                    <text:p>No more than few lines</text:p>
                  </text:list-item>
                  <text:list-item>
                    <text:p>self explan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ambdas syntax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Parameters</text:p>
                <text:list>
                  <text:list-item>
                    <text:p>0, 1 or many</text:p>
                  </text:list-item>
                  <text:list-item>
                    <text:p>Almost always inferred by compiler according to functional interface definition (same for return value)</text:p>
                  </text:list-item>
                </text:list>
                <text:p/>
              </text:list-item>
              <text:list-item>
                <text:p>(parameters) -&gt; expression;</text:p>
                <text:list>
                  <text:list-header>
                    <text:p><text:span text:style-name="T13">() -&gt; ;</text:span></text:p>
                    <text:p><text:span text:style-name="T13">() -&gt; System.out.println(“Hello”);</text:span></text:p>
                    <text:p><text:span text:style-name="T13">a -&gt; 2*a;</text:span><text:span text:style-name="T13"><text:tab/></text:span><text:span text:style-name="T13"><text:tab/></text:span><text:span text:style-name="T13">(a) -&gt; 2*a;</text:span><text:span text:style-name="T13"><text:tab/></text:span><text:span text:style-name="T13"><text:tab/></text:span><text:span text:style-name="T13">(int a) -&gt; 2*a;</text:span></text:p>
                    <text:p><text:span text:style-name="T13">(a, b) -&gt; Math.abs(a-b);</text:span></text:p>
                  </text:list-header>
                </text:list>
              </text:list-item>
              <text:list-item>
                <text:p>(parameters) -&gt; {instructions;}</text:p>
                <text:list>
                  <text:list-header>
                    <text:p><text:span text:style-name="T13">(a, b) -&gt; {</text:span></text:p>
                    <text:p><text:span text:style-name="T13"><text:s text:c="4"/></text:span><text:span text:style-name="T13">double mean = (a+b)/2;</text:span></text:p>
                    <text:p><text:span text:style-name="T13"><text:s text:c="4"/></text:span><text:span text:style-name="T13">double span = Math.abs(a-b);</text:span></text:p>
                    <text:p><text:span text:style-name="T13"><text:s text:c="4"/></text:span><text:span text:style-name="T13">return Math.max(mean, span);</text:span></text:p>
                    <text:p><text:span text:style-name="T13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Variables scop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ike anonymous class, lambdas could create closure (capture of variable)</text:p>
                <text:p/>
                <text:p><text:span text:style-name="T8">// Must be effectively final</text:span></text:p>
                <text:p><text:span text:style-name="T8">(final) int </text:span><text:span text:style-name="T13">someInt</text:span><text:span text:style-name="T8"> = someInstruction;</text:span></text:p>
                <text:p><text:span text:style-name="T8"/></text:p>
                <text:p><text:span text:style-name="T8">Consumer&lt;Integer&gt; c = a -&gt; </text:span><text:span text:style-name="T13">a+someInt</text:span><text:span text:style-name="T8">;</text:span></text:p>
                <text:p/>
              </text:list-item>
              <text:list-item>
                <text:p>Usable variables are:</text:p>
                <text:list>
                  <text:list-item>
                    <text:p>Lambda parameters</text:p>
                  </text:list-item>
                  <text:list-item>
                    <text:p>Variable defined in lambda body</text:p>
                  </text:list-item>
                  <text:list-item>
                    <text:p>(Effectively) final variables in enclosing co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ethod referenc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ead of defining lambda, allow to call existing</text:p>
                <text:list>
                  <text:list-item>
                    <text:p>Static method</text:p>
                  </text:list-item>
                  <text:list-item>
                    <text:p>Method of instance</text:p>
                  </text:list-item>
                  <text:list-item>
                    <text:p>Method of arbitrary object</text:p>
                  </text:list-item>
                  <text:list-item>
                    <text:p>Constru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ethod reference sample</text:p>
          </draw:text-box>
        </draw:frame>
        <draw:frame presentation:style-name="pr7" draw:layer="layout" svg:width="25.199cm" svg:height="15.24cm" svg:x="1.4cm" svg:y="4.572cm" presentation:class="outline" presentation:user-transformed="true">
          <draw:text-box>
            <text:list text:style-name="L2">
              <text:list-header>
                <text:p text:style-name="P8"><text:span text:style-name="T14">@FunctionalInterface</text:span></text:p>
                <text:p text:style-name="P8"><text:span text:style-name="T14">interface StatisticInfo {</text:span></text:p>
                <text:p text:style-name="P8"><text:span text:style-name="T14"><text:s text:c="4"/></text:span><text:span text:style-name="T14">double compute(double a, double b);</text:span></text:p>
                <text:p text:style-name="P8"><text:span text:style-name="T14">}</text:span></text:p>
                <text:p text:style-name="P8"><text:span text:style-name="T14"/></text:p>
                <text:p text:style-name="P8"><text:span text:style-name="T14">Class SomeClass {</text:span></text:p>
                <text:p text:style-name="P8"><text:span text:style-name="T14">static void main(String[] args) {</text:span></text:p>
                <text:p text:style-name="P8"><text:span text:style-name="T14"><text:s text:c="4"/></text:span><text:span text:style-name="T14">double a = Double.parseDouble(args[1]);</text:span></text:p>
                <text:p text:style-name="P8"><text:span text:style-name="T14"><text:s text:c="4"/></text:span><text:span text:style-name="T14">double b = Double.parseDouble(args[2]);</text:span></text:p>
                <text:p text:style-name="P8"><text:span text:style-name="T14"/></text:p>
                <text:p text:style-name="P8"><text:span text:style-name="T14"><text:s text:c="4"/></text:span><text:span text:style-name="T15">displayStatisticInfo(a, b, SomeClass::meanS);</text:span></text:p>
                <text:p text:style-name="P8"><text:span text:style-name="T15"><text:s text:c="4"/></text:span><text:span text:style-name="T15">displayStatisticInfo(a, b, new SomeClass()::mean); <text:s/></text:span><text:span text:style-name="T14">// this::mean possible from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9"/>// an instance of the class</text:span></text:p>
                <text:p text:style-name="P8"><text:span text:style-name="T14">}</text:span></text:p>
                <text:p text:style-name="P8"><text:span text:style-name="T14"/></text:p>
                <text:p text:style-name="P8"><text:span text:style-name="T14">void displayStatisticInfo(double a, double b, StatisticInfo statisticInfo) {</text:span></text:p>
                <text:p text:style-name="P8"><text:span text:style-name="T14"><text:s text:c="4"/></text:span><text:span text:style-name="T14">double val = statisticInfo.compute(a, b);</text:span></text:p>
                <text:p text:style-name="P8"><text:span text:style-name="T14"><text:s text:c="4"/></text:span><text:span text:style-name="T14">System.out.println(val);</text:span></text:p>
                <text:p text:style-name="P8"><text:span text:style-name="T14">}</text:span></text:p>
                <text:p text:style-name="P8"><text:span text:style-name="T14"/></text:p>
                <text:p text:style-name="P9"><text:span text:style-name="T16">static double meanS(double a, double b) {</text:span></text:p>
                <text:p text:style-name="P9"><text:span text:style-name="T16"><text:s text:c="4"/></text:span><text:span text:style-name="T16">return (a+b)/2;</text:span></text:p>
                <text:p text:style-name="P9"><text:span text:style-name="T16">}</text:span></text:p>
                <text:p text:style-name="P9"><text:span text:style-name="T16">double mean(double a, double b) {</text:span></text:p>
                <text:p text:style-name="P9"><text:span text:style-name="T16"><text:s text:c="4"/></text:span><text:span text:style-name="T16">return (a+b)/2;</text:span></text:p>
                <text:p text:style-name="P9"><text:span text:style-name="T16">}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JDK predefined Functional interf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sumer&lt;T&gt;</text:p>
                <text:list>
                  <text:list-item>
                    <text:p>DoubleConsumer, IntConsumer …</text:p>
                  </text:list-item>
                </text:list>
              </text:list-item>
              <text:list-item>
                <text:p>Function&lt;T,R&gt;</text:p>
                <text:list>
                  <text:list-item>
                    <text:p>BiFunction&lt;T,U,R&gt;, DoubleToIntFunction …</text:p>
                  </text:list-item>
                </text:list>
              </text:list-item>
              <text:list-item>
                <text:p>Predicate&lt;T&gt;</text:p>
                <text:list>
                  <text:list-item>
                    <text:p>DoublePredicate</text:p>
                  </text:list-item>
                </text:list>
              </text:list-item>
              <text:list-item>
                <text:p>Supplier&lt;T&gt;</text:p>
                <text:list>
                  <text:list-item>
                    <text:p>BooleanSupplier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JDK API usage</text:p>
          </draw:text-box>
        </draw:frame>
        <draw:frame presentation:style-name="pr7" draw:layer="layout" svg:width="26.032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7">public static void main(String[] args) {</text:span></text:p>
                <text:p text:style-name="P10"><text:span text:style-name="T17"><text:s text:c="4"/></text:span><text:span text:style-name="T17">Function&lt;Integer,Long&gt; doubler = (i) -&gt; (long) i * 2;</text:span></text:p>
                <text:p text:style-name="P10"><text:span text:style-name="T17"><text:s text:c="4"/></text:span><text:span text:style-name="T17">System.out.println(doubler.apply(2));</text:span></text:p>
                <text:p text:style-name="P10"><text:span text:style-name="T17">}</text:span></text:p>
                <text:p text:style-name="P10"><text:span text:style-name="T17"/></text:p>
                <text:p text:style-name="P10"><text:span text:style-name="T17">public static void main(String[] args) {</text:span></text:p>
                <text:p text:style-name="P10"><text:span text:style-name="T17"><text:s text:c="4"/></text:span><text:span text:style-name="T17">Predicate&lt;Integer&gt; pair = i -&gt; i%2;</text:span></text:p>
                <text:p text:style-name="P10"><text:span text:style-name="T17"><text:s text:c="4"/></text:span><text:span text:style-name="T17">Predicate&lt;Integer&gt; multiple3 = i -&gt; i%3;</text:span></text:p>
                <text:p text:style-name="P10"><text:span text:style-name="T17"/></text:p>
                <text:p text:style-name="P10"><text:span text:style-name="T17"><text:s text:c="4"/></text:span><text:span text:style-name="T17">boolean multiple2and3 = pair.and(multiple3).test(6);</text:span></text:p>
                <text:p text:style-name="P10"><text:span text:style-name="T17"><text:s text:c="4"/></text:span><text:span text:style-name="T17">System.out.println(multiple2and3);</text:span></text:p>
                <text:p><text:span text:style-name="T17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標準" style:font-family-generic="modern" style:font-pitch="fixed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5" svg:font-family="'Courier New'" style:font-family-generic="modern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標準" style:font-family-generic="modern" style:font-pitch="variable"/>
    <style:font-face style:name="FreeSans4" svg:font-family="FreeSans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3" style:family="paragraph">
      <style:paragraph-properties fo:text-align="end" style:writing-mode="lr-tb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27" style:family="paragraph">
      <style:paragraph-properties fo:text-align="end" style:writing-mode="lr-tb"/>
      <style:text-properties style:use-window-font-color="true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0-01-10T22:09:24.039338602</dc:date>
    <meta:editing-duration>P1DT15H15M24S</meta:editing-duration>
    <meta:editing-cycles>261</meta:editing-cycles>
    <meta:document-statistic meta:object-count="129"/>
  </office:meta>
</office:document-meta>
</file>